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ela1" style:family="table">
      <style:table-properties style:width="16.986cm" fo:margin-left="0.037cm" fo:margin-right="-0.023cm" table:align="margins"/>
    </style:style>
    <style:style style:name="Tabela1.A" style:family="table-column">
      <style:table-column-properties style:column-width="5.636cm" style:rel-column-width="21742*"/>
    </style:style>
    <style:style style:name="Tabela1.B" style:family="table-column">
      <style:table-column-properties style:column-width="5.662cm" style:rel-column-width="21845*"/>
    </style:style>
    <style:style style:name="Tabela1.C" style:family="table-column">
      <style:table-column-properties style:column-width="5.689cm" style:rel-column-width="219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f0c1c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text-line-through-style="none" fo:font-size="12pt" fo:font-style="normal" style:text-underline-style="none" fo:font-weight="bold" officeooo:paragraph-rsid="001f0c1c" style:text-blinking="false" fo:background-color="#ffffff"/>
    </style:style>
    <style:style style:name="P10" style:family="paragraph" style:parent-style-name="Text_20_body">
      <style:text-properties fo:font-variant="normal" fo:text-transform="none" fo:color="#000000" style:text-line-through-style="none" fo:font-size="12pt" fo:font-style="normal" style:text-underline-style="none" fo:font-weight="normal" officeooo:paragraph-rsid="001f0c1c" style:text-blinking="false" fo:background-color="#ffffff"/>
    </style:style>
    <style:style style:name="P11" style:family="paragraph" style:parent-style-name="Text_20_body">
      <style:text-properties officeooo:paragraph-rsid="001f0c1c"/>
    </style:style>
    <style:style style:name="P12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1db1b8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b1b8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1f0c1c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bold" officeooo:rsid="0020d9a8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officeooo:rsid="0020d9a8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officeooo:rsid="00222c58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1f0c1c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officeooo:rsid="0020d9a8" style:text-blinking="false" fo:background-color="transparen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fo:font-style="normal" style:text-underline-style="none" officeooo:rsid="00222c58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00" style:text-line-through-style="none" fo:font-style="normal" style:text-underline-style="none" fo:font-weight="normal" officeooo:rsid="000e831a" style:text-blinking="false" fo:background-color="transparent"/>
    </style:style>
    <style:style style:name="T17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officeooo:rsid="0012159e" style:text-blinking="false" fo:background-color="transparent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style:text-blinking="false" fo:background-color="transparen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/>
    </style:style>
    <style:style style:name="T20" style:family="text">
      <style:text-properties fo:font-variant="normal" fo:text-transform="none" fo:color="#000000" style:text-line-through-style="none" fo:letter-spacing="normal" fo:font-style="normal" style:text-underline-style="none" officeooo:rsid="001341b2" style:text-blinking="false" fo:background-color="transparent"/>
    </style:style>
    <style:style style:name="T21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 style:font-weight-asian="normal" style:font-weight-complex="normal"/>
    </style:style>
    <style:style style:name="T23" style:family="text">
      <style:text-properties officeooo:rsid="00134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8"> Yuri Matheus Dias Pereira</text:span></text:p>
      <text:p text:style-name="P6"/>
      <text:p text:style-name="P12"><text:span text:style-name="T1">Escopo: </text:span><text:span text:style-name="T18">Alteração da seção 5 no processo de Gerência de Requisitos com relação aos critérios para avaliação dos requisitos, utilizados na aprovação do documento de especificação de requisitos e objetivos.</text:span></text:p>
      <text:p text:style-name="P12"><text:span text:style-name="T18"/></text:p>
      <text:p text:style-name="P2"><text:span text:style-name="T1">Tipo da Manutenção: </text:span><text:span text:style-name="T8">Corretiva.</text:span></text:p>
      <text:p text:style-name="P6"/>
      <text:p text:style-name="P1"><text:span text:style-name="T1">Criticidade:</text:span><text:span text:style-name="T15"> </text:span><text:span text:style-name="T16">Baixa.</text:span></text:p>
      <text:p text:style-name="P7"/>
      <text:p text:style-name="P2"><text:span text:style-name="T1">Tempo Estimado:</text:span><text:span text:style-name="T2"> </text:span><text:span text:style-name="T14">10</text:span><text:span text:style-name="T13"> minutos.</text:span></text:p>
      <text:p text:style-name="P6"/>
      <text:p text:style-name="P2"><text:span text:style-name="T1">Custo estimado:</text:span><text:span text:style-name="T7"> </text:span><text:span text:style-name="T8">Apenas uma </text:span><text:span text:style-name="T9">pessoa.</text:span></text:p>
      <text:p text:style-name="P6"/>
      <text:p text:style-name="P8">Opções de Desenvolvimento:</text:p>
      <text:p text:style-name="P6"/>
      <text:p text:style-name="P8">Opção 1:</text:p>
      <text:p text:style-name="P3"><text:span text:style-name="T1">Descrição: </text:span><text:span text:style-name="T12">A tabela será alterada para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Pergunta</text:p>
          </table:table-cell>
          <table:table-cell table:style-name="Tabela1.A1" office:value-type="string">
            <text:p text:style-name="P11">Valores</text:p>
          </table:table-cell>
          <table:table-cell table:style-name="Tabela1.C1" office:value-type="string">
            <text:p text:style-name="P11">Justificativa</text:p>
          </table:table-cell>
        </table:table-row>
        <table:table-row>
          <table:table-cell table:style-name="Tabela1.A2" office:value-type="string">
            <text:p text:style-name="P10">O requisito é realista?</text:p>
          </table:table-cell>
          <table:table-cell table:style-name="Tabela1.A2" office:value-type="string">
            <text:p text:style-name="P11">Sim ou Não</text:p>
          </table:table-cell>
          <table:table-cell table:style-name="Tabela1.C2" office:value-type="string">
            <text:p text:style-name="P11">Requisitos devem retratar necessidades reais do cliente</text:p>
            <text:p text:style-name="P11"/>
          </table:table-cell>
        </table:table-row>
        <table:table-row>
          <table:table-cell table:style-name="Tabela1.A2" office:value-type="string">
            <text:p text:style-name="P10">O requisito está claro?</text:p>
          </table:table-cell>
          <table:table-cell table:style-name="Tabela1.A2" office:value-type="string">
            <text:p text:style-name="P11">Sim ou Não</text:p>
          </table:table-cell>
          <table:table-cell table:style-name="Tabela1.C2" office:value-type="string">
            <text:p text:style-name="P11">O requisito deve obrigatoriamente possuir uma necessidade relacionada a ela</text:p>
            <text:p text:style-name="P11"/>
          </table:table-cell>
        </table:table-row>
        <table:table-row>
          <table:table-cell table:style-name="Tabela1.A2" office:value-type="string">
            <text:p text:style-name="P10">O requisito em questão entra em conflito com mais algum requisito?</text:p>
          </table:table-cell>
          <table:table-cell table:style-name="Tabela1.A2" office:value-type="string">
            <text:p text:style-name="P11">Sim ou Não</text:p>
          </table:table-cell>
          <table:table-cell table:style-name="Tabela1.C2" office:value-type="string">
            <text:p text:style-name="P11">A descrição dos requisitos deve ser clara e objetiva</text:p>
            <text:p text:style-name="P11"/>
          </table:table-cell>
        </table:table-row>
        <table:table-row>
          <table:table-cell table:style-name="Tabela1.A2" office:value-type="string">
            <text:p text:style-name="P11">O requisito atende a uma ou mais necessidades?</text:p>
          </table:table-cell>
          <table:table-cell table:style-name="Tabela1.A2" office:value-type="string">
            <text:p text:style-name="P11">Sim ou Não</text:p>
          </table:table-cell>
          <table:table-cell table:style-name="Tabela1.C2" office:value-type="string">
            <text:p text:style-name="P11">Nenhum requisito deve apresentar conflitos</text:p>
            <text:p text:style-name="P11"/>
          </table:table-cell>
        </table:table-row>
      </table:table>
      <text:p text:style-name="P3"><text:span text:style-name="T22"/></text:p>
      <text:p text:style-name="P2"><text:span text:style-name="T1">Arquivos modificados:</text:span><text:span text:style-name="T7"> </text:span><text:span text:style-name="T10">P</text:span><text:span text:style-name="T12">rocesso de Gerência de Requisitos.</text:span></text:p>
      <text:p text:style-name="P2"><text:span text:style-name="T1">Impacto da opção: </text:span><text:span text:style-name="T11">Baixo, apenas algumas definições serão modificadas para garantir a adequação ao MPS.BR.</text:span></text:p>
      <text:p text:style-name="P2"><text:span text:style-name="T1">Aceitação: </text:span><text:span text:style-name="T11">Aceita</text:span></text:p>
      <text:p text:style-name="P6"/>
      <text:p text:style-name="P2"><text:span text:style-name="T1">Recomendação do responsável:</text:span><text:span text:style-name="T7"> </text:span><text:span text:style-name="T11">A recomendação é para aceitar a modificação e a </text:span><text:soft-page-break/><text:span text:style-name="T11">implementar, </text:span><text:span text:style-name="T10">n</text:span><text:span text:style-name="T11">a Opção 1.</text:span></text:p>
      <text:p text:style-name="P6"/>
      <text:p text:style-name="P2"><text:span text:style-name="T1">Situação: </text:span><text:span text:style-name="T8">Aprovada</text:span></text:p>
      <text:p text:style-name="P6"/>
      <text:p text:style-name="P2"><text:span text:style-name="T1">Ata de Reunião:</text:span><text:span text:style-name="T7"> </text:span><text:span text:style-name="T8">Como a criticidade desta mudança é baixa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5-24T20:00:37.61</dc:date>
    <meta:editing-duration>PT1M21S</meta:editing-duration>
    <meta:editing-cycles>4</meta:editing-cycles>
    <meta:generator>LibreOffice/4.0.3.3$Windows_x86 LibreOffice_project/0eaa50a932c8f2199a615e1eb30f7ac74279539</meta:generator>
    <meta:document-statistic meta:table-count="1" meta:image-count="0" meta:object-count="0" meta:page-count="2" meta:paragraph-count="31" meta:word-count="210" meta:character-count="1378" meta:non-whitespace-character-count="1199"/>
  </office:meta>
</office:document-meta>
</file>